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ff66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ffff66" draw:textarea-horizontal-align="justify" draw:textarea-vertical-align="middle" draw:auto-grow-height="false"/>
    </style:style>
    <style:style style:name="gr4" style:family="graphic" style:parent-style-name="standard">
      <style:graphic-properties draw:fill-color="#ff6309" draw:textarea-vertical-align="middle" draw:auto-grow-height="false"/>
    </style:style>
    <style:style style:name="gr5" style:family="graphic" style:parent-style-name="standard">
      <style:graphic-properties draw:textarea-vertical-align="middle" draw:auto-grow-height="false" fo:min-height="0.749cm" fo:min-width="0.499cm"/>
    </style:style>
    <style:style style:name="gr6" style:family="graphic" style:parent-style-name="standard">
      <style:graphic-properties draw:stroke="none" draw:fill="none" draw:fill-color="#ffffff" draw:textarea-horizontal-align="left" draw:auto-grow-width="true"/>
    </style:style>
    <style:style style:name="gr7" style:family="graphic" style:parent-style-name="standard">
      <style:graphic-properties draw:stroke="none" svg:stroke-color="#000000" draw:fill="none" draw:fill-color="#ffffff" fo:min-height="1.655cm"/>
    </style:style>
    <style:style style:name="gr8" style:family="graphic" style:parent-style-name="standard">
      <style:graphic-properties draw:fill-color="#33cc66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8cm" fo:min-width="0cm"/>
    </style:style>
    <style:style style:name="gr12" style:family="graphic" style:parent-style-name="standard">
      <style:graphic-properties draw:stroke="none" svg:stroke-color="#000000" draw:fill="none" draw:fill-color="#ffffff" fo:min-height="1.27cm"/>
    </style:style>
    <style:style style:name="gr13" style:family="graphic" style:parent-style-name="standard">
      <style:graphic-properties draw:stroke="none" svg:stroke-color="#000000" draw:fill="none" draw:fill-color="#ffffff" fo:min-height="1.34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24pt" style:font-size-asian="24pt" style:font-size-complex="24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font-size="32pt" style:font-size-asian="32pt" style:font-size-complex="32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margin-left="0cm" fo:margin-right="0cm" fo:text-align="center" fo:text-indent="0cm"/>
      <style:text-properties fo:font-size="32pt" style:text-underline-style="solid" style:text-underline-width="auto" style:text-underline-color="font-color" style:font-size-asian="32pt" style:font-size-complex="32pt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10" style:family="paragraph">
      <style:paragraph-properties fo:margin-left="0cm" fo:margin-right="0cm" fo:text-align="center" fo:text-indent="0cm"/>
      <style:text-properties fo:font-size="32pt" style:text-underline-style="solid" style:text-underline-width="auto" style:text-underline-color="font-color" fo:font-weight="normal" style:font-size-asian="32pt" style:font-weight-asian="normal" style:font-size-complex="32pt" style:font-weight-complex="normal"/>
    </style:style>
    <style:style style:name="P11" style:family="paragraph">
      <style:paragraph-properties fo:text-align="center"/>
      <style:text-properties fo:font-size="36pt" style:font-size-asian="36pt" style:font-size-complex="36pt"/>
    </style:style>
    <style:style style:name="P12" style:family="paragraph">
      <style:text-properties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family="Arial" style:font-style-name="Normal" style:font-family-generic="swiss" fo:font-size="24pt" style:font-family-asian="Arial" style:font-style-name-asian="Normal" style:font-family-generic-asian="swiss" style:font-size-asian="24pt" style:font-family-complex="Arial" style:font-style-name-complex="Normal" style:font-family-generic-complex="swiss" style:font-size-complex="24pt"/>
    </style:style>
    <style:style style:name="T4" style:family="text">
      <style:text-properties fo:font-family="Arial" style:font-family-generic="roman" style:font-pitch="variable" fo:font-size="24pt" style:font-family-asian="Arial" style:font-style-name-asian="Normal" style:font-family-generic-asian="swiss" style:font-size-asian="24pt" style:font-family-complex="Arial" style:font-style-name-complex="Normal" style:font-family-generic-complex="swiss" style:font-size-complex="24pt"/>
    </style:style>
    <style:style style:name="T5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6" style:family="text">
      <style:text-properties fo:font-size="32pt" style:text-underline-style="solid" style:text-underline-width="auto" style:text-underline-color="font-color" fo:font-weight="normal" style:font-size-asian="32pt" style:font-weight-asian="normal" style:font-size-complex="32pt" style:font-weight-complex="normal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2" draw:layer="layout" svg:width="6.35cm" svg:height="2.634cm" svg:x="32.135cm" svg:y="22.691cm">
          <text:p text:style-name="P1"><text:span text:style-name="T1">RDS DATA</text:span></text:p>
          <text:p text:style-name="P1"><text:span text:style-name="T1">DECOD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11" draw:layer="layout" svg:width="6.35cm" svg:height="2.641cm" svg:x="32.135cm" svg:y="18.239cm">
          <text:p text:style-name="P1"><text:span text:style-name="T1">DIFFERENTIAL</text:span></text:p>
          <text:p text:style-name="P1"><text:span text:style-name="T1">DECOD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10" draw:layer="layout" svg:width="4.794cm" svg:height="3.641cm" svg:x="32.92cm" svg:y="12.86cm">
          <text:p text:style-name="P1"><text:span text:style-name="T1">BPSK</text:span></text:p>
          <text:p text:style-name="P1"><text:span text:style-name="T1">DEMOD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id="id20" draw:layer="layout" svg:width="3.089cm" svg:height="3.641cm" svg:x="27.761cm" svg:y="22.235cm">
          <text:p text:style-name="P1"><text:span text:style-name="T1">AUDIO</text:span></text:p>
          <text:p text:style-name="P1"><text:span text:style-name="T1">SINK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id="id6" draw:layer="layout" svg:width="2.36cm" svg:height="2.36cm" svg:x="20.69cm" svg:y="6.7cm">
          <text:p text:style-name="P1"><text:span text:style-name="T2">x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" draw:text-style-name="P2" draw:id="id17" draw:layer="layout" svg:width="4.445cm" svg:height="3.14cm" svg:x="4.525cm" svg:y="2.255cm">
          <text:p text:style-name="P1"><text:span text:style-name="T1">USRP</text:span></text:p>
          <text:p text:style-name="P1"><text:span text:style-name="T1">SOURC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id="id13" draw:layer="layout" svg:width="4.794cm" svg:height="2.338cm" svg:x="32.92cm" svg:y="27.172cm">
          <text:p text:style-name="P1"><text:span text:style-name="T1">MSG</text:span></text:p>
          <text:p text:style-name="P1"><text:span text:style-name="T1">QUEU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7" draw:layer="layout" svg:width="4.445cm" svg:height="3.641cm" svg:x="20.155cm" svg:y="12.87cm">
          <text:p text:style-name="P1"><text:span text:style-name="T1">FREQ</text:span></text:p>
          <text:p text:style-name="P1"><text:span text:style-name="T1">DIVIDER</text:span></text:p>
          <text:p text:style-name="P1"><text:span text:style-name="T1">(/16)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4.778cm" svg:height="1.195cm" svg:x="13.186cm" svg:y="11.3cm">
          <draw:text-box>
            <text:p><text:span text:style-name="T1">19</text:span><text:span text:style-name="T3">±</text:span><text:span text:style-name="T4">0</text:span><text:span text:style-name="T1">.5 kHz</text:span></text:p>
          </draw:text-box>
        </draw:frame>
        <draw:frame draw:style-name="gr7" draw:text-style-name="P6" draw:layer="layout" svg:width="10.795cm" svg:height="1.905cm" svg:x="15.609cm" svg:y="1.24cm">
          <draw:text-box>
            <text:p text:style-name="P1"><text:span text:style-name="T5">RDS RECEIVER</text:span></text:p>
          </draw:text-box>
        </draw:frame>
        <draw:frame draw:style-name="gr6" draw:text-style-name="P5" draw:layer="layout" svg:width="3.372cm" svg:height="1.195cm" svg:x="25.492cm" svg:y="4.388cm">
          <draw:text-box>
            <text:p><text:span text:style-name="T1">1.5 kHz</text:span></text:p>
          </draw:text-box>
        </draw:frame>
        <draw:custom-shape draw:style-name="gr8" draw:text-style-name="P2" draw:id="id5" draw:layer="layout" svg:width="3.175cm" svg:height="4.308cm" svg:x="14.37cm" svg:y="5.722cm">
          <text:p text:style-name="P1"><text:span text:style-name="T1">BAND-</text:span></text:p>
          <text:p text:style-name="P1"><text:span text:style-name="T1">PASS</text:span></text:p>
          <text:p text:style-name="P1"><text:span text:style-name="T1">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4.071cm" svg:height="1.195cm" svg:x="13.97cm" svg:y="4.515cm">
          <draw:text-box>
            <text:p><text:span text:style-name="T1">57</text:span><text:span text:style-name="T3">±</text:span><text:span text:style-name="T4">3</text:span><text:span text:style-name="T1"> kHz</text:span></text:p>
          </draw:text-box>
        </draw:frame>
        <draw:frame draw:style-name="gr6" draw:text-style-name="P5" draw:layer="layout" svg:width="1.395cm" svg:height="1.195cm" svg:x="19.75cm" svg:y="10.365cm">
          <draw:text-box>
            <text:p><text:span text:style-name="T1">x3</text:span></text:p>
          </draw:text-box>
        </draw:frame>
        <draw:frame draw:style-name="gr9" draw:text-style-name="P5" draw:layer="layout" svg:width="1.395cm" svg:height="1.195cm" svg:x="15.769cm" svg:y="17.842cm">
          <draw:text-box>
            <text:p text:style-name="P7"><text:span text:style-name="T1">x2</text:span></text:p>
          </draw:text-box>
        </draw:frame>
        <draw:frame draw:style-name="gr6" draw:text-style-name="P5" draw:layer="layout" svg:width="4.541cm" svg:height="1.195cm" svg:x="8.386cm" svg:y="23.692cm">
          <draw:text-box>
            <text:p><text:span text:style-name="T1">38</text:span><text:span text:style-name="T3">±</text:span><text:span text:style-name="T4">15</text:span><text:span text:style-name="T1"> kHz</text:span></text:p>
          </draw:text-box>
        </draw:frame>
        <draw:custom-shape draw:style-name="gr8" draw:text-style-name="P2" draw:id="id2" draw:layer="layout" svg:width="3.42cm" svg:height="4.308cm" svg:x="17.5cm" svg:y="25.777cm">
          <text:p text:style-name="P1"><text:span text:style-name="T1">LOW-</text:span></text:p>
          <text:p text:style-name="P1"><text:span text:style-name="T1">PASS</text:span></text:p>
          <text:p text:style-name="P1"><text:span text:style-name="T1">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3.135cm" svg:height="1.195cm" svg:x="17.59cm" svg:y="24.593cm">
          <draw:text-box>
            <text:p><text:span text:style-name="T1">15 kHz</text:span></text:p>
          </draw:text-box>
        </draw:frame>
        <draw:custom-shape draw:style-name="gr8" draw:text-style-name="P2" draw:id="id15" draw:layer="layout" svg:width="3.23cm" svg:height="4.308cm" svg:x="18.21cm" svg:y="19.234cm">
          <text:p text:style-name="P1"><text:span text:style-name="T1">LOW-</text:span></text:p>
          <text:p text:style-name="P1"><text:span text:style-name="T1">PASS</text:span></text:p>
          <text:p text:style-name="P1"><text:span text:style-name="T1">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3.135cm" svg:height="1.195cm" svg:x="18.2cm" svg:y="18.035cm">
          <draw:text-box>
            <text:p><text:span text:style-name="T1">15 kHz</text:span></text:p>
          </draw:text-box>
        </draw:frame>
        <draw:custom-shape draw:style-name="gr8" draw:text-style-name="P2" draw:id="id8" draw:layer="layout" svg:width="3.36cm" svg:height="4.308cm" svg:x="26.305cm" svg:y="12.572cm">
          <text:p text:style-name="P1"><text:span text:style-name="T1">LOW-</text:span></text:p>
          <text:p text:style-name="P1"><text:span text:style-name="T1">PASS</text:span></text:p>
          <text:p text:style-name="P1"><text:span text:style-name="T1">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3.372cm" svg:height="1.195cm" svg:x="26.282cm" svg:y="11.373cm">
          <draw:text-box>
            <text:p><text:span text:style-name="T1">1.2 kHz</text:span></text:p>
          </draw:text-box>
        </draw:frame>
        <draw:custom-shape draw:style-name="gr5" draw:text-style-name="P4" draw:id="id18" draw:layer="layout" svg:width="2.36cm" svg:height="2.36cm" svg:x="23.395cm" svg:y="21.375cm">
          <text:p text:style-name="P1"><text:span text:style-name="T2">+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4" draw:id="id19" draw:layer="layout" svg:width="2.36cm" svg:height="2.36cm" svg:x="23.495cm" svg:y="24.755cm">
          <text:p text:style-name="P1"><text:span text:style-name="T2">-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6" draw:text-style-name="P5" draw:layer="layout" svg:width="0.972cm" svg:height="1.195cm" svg:x="26.18cm" svg:y="21.448cm">
          <draw:text-box>
            <text:p><text:span text:style-name="T1">L</text:span></text:p>
          </draw:text-box>
        </draw:frame>
        <draw:frame draw:style-name="gr6" draw:text-style-name="P5" draw:layer="layout" svg:width="1.112cm" svg:height="1.195cm" svg:x="26.248cm" svg:y="25.55cm">
          <draw:text-box>
            <text:p><text:span text:style-name="T1">R</text:span></text:p>
          </draw:text-box>
        </draw:frame>
        <draw:custom-shape draw:style-name="gr2" draw:text-style-name="P3" draw:id="id1" draw:layer="layout" svg:width="7.76cm" svg:height="3.175cm" svg:x="2.895cm" svg:y="12.246cm">
          <text:p text:style-name="P1"><text:span text:style-name="T1">PLL-BASED WFM</text:span></text:p>
          <text:p text:style-name="P1"><text:span text:style-name="T1">DEMODUL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id="id4" draw:layer="layout" svg:width="3.175cm" svg:height="4.308cm" svg:x="13.986cm" svg:y="12.499cm">
          <text:p text:style-name="P1"><text:span text:style-name="T1">BAND-</text:span></text:p>
          <text:p text:style-name="P1"><text:span text:style-name="T1">PASS</text:span></text:p>
          <text:p text:style-name="P1"><text:span text:style-name="T1">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id="id3" draw:layer="layout" svg:width="3.243cm" svg:height="4.308cm" svg:x="9.017cm" svg:y="19.191cm">
          <text:p text:style-name="P1"><text:span text:style-name="T1">BAND-</text:span></text:p>
          <text:p text:style-name="P1"><text:span text:style-name="T1">PASS</text:span></text:p>
          <text:p text:style-name="P1"><text:span text:style-name="T1">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id="id14" draw:layer="layout" svg:width="2.36cm" svg:height="2.36cm" svg:x="14.36cm" svg:y="20.132cm">
          <text:p text:style-name="P1"><text:span text:style-name="T2">x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" draw:text-style-name="P2" draw:id="id9" draw:layer="layout" svg:width="3.55cm" svg:height="4.308cm" svg:x="25.515cm" svg:y="5.687cm">
          <text:p text:style-name="P1"><text:span text:style-name="T1">LOW-</text:span></text:p>
          <text:p text:style-name="P1"><text:span text:style-name="T1">PASS</text:span></text:p>
          <text:p text:style-name="P1"><text:span text:style-name="T1">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id="id16" draw:layer="layout" svg:width="5.08cm" svg:height="3.175cm" svg:x="4.225cm" svg:y="7.2cm">
          <text:p text:style-name="P1"><text:span text:style-name="T1">CHANNEL</text:span></text:p>
          <text:p text:style-name="P1"><text:span text:style-name="T1">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svg:x1="6.775cm" svg:y1="15.421cm" svg:x2="17.5cm" svg:y2="27.931cm" draw:start-shape="id1" draw:start-glue-point="2" draw:end-shape="id2" draw:end-glue-point="3" svg:d="m6775 15421v12510h10725">
          <text:p/>
        </draw:connector>
        <draw:connector draw:style-name="gr10" draw:text-style-name="P8" draw:layer="layout" draw:type="line" svg:x1="6.775cm" svg:y1="15.421cm" svg:x2="10.638cm" svg:y2="19.191cm" draw:start-shape="id1" draw:start-glue-point="2" draw:end-shape="id3" draw:end-glue-point="0" svg:d="m6775 15421 3863 3770">
          <text:p/>
        </draw:connector>
        <draw:connector draw:style-name="gr10" draw:text-style-name="P8" draw:layer="layout" draw:type="line" svg:x1="10.655cm" svg:y1="13.833cm" svg:x2="13.986cm" svg:y2="14.653cm" draw:start-shape="id1" draw:start-glue-point="1" draw:end-shape="id4" draw:end-glue-point="3" svg:d="m10655 13833 3331 820">
          <text:p/>
        </draw:connector>
        <draw:connector draw:style-name="gr10" draw:text-style-name="P8" draw:layer="layout" draw:type="line" svg:x1="10.655cm" svg:y1="13.833cm" svg:x2="14.37cm" svg:y2="7.876cm" draw:start-shape="id1" draw:start-glue-point="1" draw:end-shape="id5" draw:end-glue-point="3" svg:d="m10655 13833 3715-5957">
          <text:p/>
        </draw:connector>
        <draw:connector draw:style-name="gr10" draw:text-style-name="P8" draw:layer="layout" draw:type="line" svg:x1="17.161cm" svg:y1="14.653cm" svg:x2="21.035cm" svg:y2="8.715cm" draw:start-shape="id4" draw:start-glue-point="1" draw:end-shape="id6" draw:end-glue-point="7" svg:d="m17161 14653 3874-5938">
          <text:p/>
        </draw:connector>
        <draw:connector draw:style-name="gr10" draw:text-style-name="P8" draw:layer="layout" draw:type="line" svg:x1="17.161cm" svg:y1="14.653cm" svg:x2="20.155cm" svg:y2="14.69cm" draw:start-shape="id4" draw:start-glue-point="1" draw:end-shape="id7" draw:end-glue-point="3" svg:d="m17161 14653 2994 37">
          <text:p/>
        </draw:connector>
        <draw:connector draw:style-name="gr10" draw:text-style-name="P8" draw:layer="layout" draw:type="line" svg:x1="24.6cm" svg:y1="14.69cm" svg:x2="26.305cm" svg:y2="14.726cm" draw:start-shape="id7" draw:start-glue-point="1" draw:end-shape="id8" draw:end-glue-point="3" svg:d="m24600 14690 1705 36">
          <text:p/>
        </draw:connector>
        <draw:connector draw:style-name="gr10" draw:text-style-name="P8" draw:layer="layout" draw:type="line" svg:x1="17.545cm" svg:y1="7.876cm" svg:x2="20.69cm" svg:y2="7.88cm" draw:start-shape="id5" draw:start-glue-point="1" draw:end-shape="id6" draw:end-glue-point="6" svg:d="m17545 7876 3145 4">
          <text:p/>
        </draw:connector>
        <draw:connector draw:style-name="gr10" draw:text-style-name="P8" draw:layer="layout" draw:type="line" svg:x1="23.05cm" svg:y1="7.88cm" svg:x2="25.515cm" svg:y2="7.841cm" draw:start-shape="id6" draw:start-glue-point="10" draw:end-shape="id9" draw:end-glue-point="3" svg:d="m23050 7880 2465-39">
          <text:p/>
        </draw:connector>
        <draw:connector draw:style-name="gr10" draw:text-style-name="P8" draw:layer="layout" draw:type="line" svg:x1="29.665cm" svg:y1="14.726cm" svg:x2="32.92cm" svg:y2="14.68cm" draw:start-shape="id8" draw:start-glue-point="1" draw:end-shape="id10" svg:d="m29665 14726 3255-46">
          <text:p/>
        </draw:connector>
        <draw:connector draw:style-name="gr10" draw:text-style-name="P8" draw:layer="layout" draw:type="line" svg:x1="35.317cm" svg:y1="16.501cm" svg:x2="35.31cm" svg:y2="18.239cm" draw:start-shape="id10" draw:start-glue-point="2" draw:end-shape="id11" draw:end-glue-point="0" svg:d="m35317 16501-7 1738">
          <text:p/>
        </draw:connector>
        <draw:connector draw:style-name="gr10" draw:text-style-name="P8" draw:layer="layout" draw:type="line" svg:x1="35.31cm" svg:y1="20.88cm" svg:x2="35.31cm" svg:y2="22.691cm" draw:start-shape="id11" draw:start-glue-point="2" draw:end-shape="id12" draw:end-glue-point="0" svg:d="m35310 20880v1811">
          <text:p/>
        </draw:connector>
        <draw:connector draw:style-name="gr10" draw:text-style-name="P8" draw:layer="layout" draw:type="line" svg:x1="35.31cm" svg:y1="25.325cm" svg:x2="35.317cm" svg:y2="27.172cm" draw:start-shape="id12" draw:start-glue-point="2" draw:end-shape="id13" draw:end-glue-point="0" svg:d="m35310 25325 7 1847">
          <text:p/>
        </draw:connector>
        <draw:connector draw:style-name="gr10" draw:text-style-name="P8" draw:layer="layout" svg:x1="29.065cm" svg:y1="7.841cm" svg:x2="35.317cm" svg:y2="12.86cm" draw:start-shape="id9" draw:start-glue-point="1" draw:end-shape="id10" draw:end-glue-point="0" svg:d="m29065 7841h6252v5019">
          <text:p/>
        </draw:connector>
        <draw:connector draw:style-name="gr10" draw:text-style-name="P8" draw:layer="layout" draw:type="line" svg:x1="15.573cm" svg:y1="16.807cm" svg:x2="15.54cm" svg:y2="20.132cm" draw:start-shape="id4" draw:start-glue-point="2" draw:end-shape="id14" draw:end-glue-point="4" svg:d="m15573 16807-33 3325">
          <text:p/>
        </draw:connector>
        <draw:connector draw:style-name="gr10" draw:text-style-name="P8" draw:layer="layout" draw:type="line" svg:x1="16.72cm" svg:y1="21.312cm" svg:x2="18.21cm" svg:y2="21.388cm" draw:start-shape="id14" draw:start-glue-point="10" draw:end-shape="id15" draw:end-glue-point="3" svg:d="m16720 21312 1490 76">
          <text:p/>
        </draw:connector>
        <draw:connector draw:style-name="gr10" draw:text-style-name="P8" draw:layer="layout" draw:type="line" svg:x1="12.26cm" svg:y1="21.345cm" svg:x2="14.36cm" svg:y2="21.312cm" draw:start-shape="id3" draw:start-glue-point="1" draw:end-shape="id14" draw:end-glue-point="6" svg:d="m12260 21345 2100-33">
          <text:p/>
        </draw:connector>
        <draw:connector draw:style-name="gr10" draw:text-style-name="P8" draw:layer="layout" draw:type="line" svg:x1="6.765cm" svg:y1="10.375cm" svg:x2="6.775cm" svg:y2="12.246cm" draw:start-shape="id16" draw:start-glue-point="2" draw:end-shape="id1" draw:end-glue-point="0" svg:d="m6765 10375 10 1871">
          <text:p/>
        </draw:connector>
        <draw:connector draw:style-name="gr10" draw:text-style-name="P8" draw:layer="layout" draw:type="line" svg:x1="6.747cm" svg:y1="5.395cm" svg:x2="6.765cm" svg:y2="7.2cm" draw:start-shape="id17" draw:start-glue-point="2" draw:end-shape="id16" draw:end-glue-point="0" svg:d="m6747 5395 18 1805">
          <text:p/>
        </draw:connector>
        <draw:connector draw:style-name="gr10" draw:text-style-name="P8" draw:layer="layout" draw:type="line" svg:x1="21.44cm" svg:y1="21.388cm" svg:x2="23.395cm" svg:y2="22.555cm" draw:start-shape="id15" draw:start-glue-point="1" draw:end-shape="id18" draw:end-glue-point="6" svg:d="m21440 21388 1955 1167">
          <text:p/>
        </draw:connector>
        <draw:connector draw:style-name="gr10" draw:text-style-name="P8" draw:layer="layout" draw:type="line" svg:x1="20.92cm" svg:y1="27.931cm" svg:x2="23.495cm" svg:y2="25.935cm" draw:start-shape="id2" draw:start-glue-point="1" draw:end-shape="id19" draw:end-glue-point="6" svg:d="m20920 27931 2575-1996">
          <text:p/>
        </draw:connector>
        <draw:connector draw:style-name="gr10" draw:text-style-name="P8" draw:layer="layout" draw:type="line" svg:x1="20.92cm" svg:y1="27.931cm" svg:x2="23.395cm" svg:y2="22.555cm" draw:start-shape="id2" draw:start-glue-point="1" draw:end-shape="id18" draw:end-glue-point="6" svg:d="m20920 27931 2475-5376">
          <text:p/>
        </draw:connector>
        <draw:connector draw:style-name="gr10" draw:text-style-name="P8" draw:layer="layout" draw:type="line" svg:x1="21.44cm" svg:y1="21.388cm" svg:x2="23.495cm" svg:y2="25.935cm" draw:start-shape="id15" draw:start-glue-point="1" draw:end-shape="id19" draw:end-glue-point="6" svg:d="m21440 21388 2055 4547">
          <text:p/>
        </draw:connector>
        <draw:connector draw:style-name="gr10" draw:text-style-name="P8" draw:layer="layout" draw:type="line" svg:x1="25.755cm" svg:y1="22.555cm" svg:x2="27.761cm" svg:y2="24.055cm" draw:start-shape="id18" draw:start-glue-point="10" draw:end-shape="id20" svg:d="m25755 22555 2006 1500">
          <text:p/>
        </draw:connector>
        <draw:connector draw:style-name="gr10" draw:text-style-name="P8" draw:layer="layout" draw:type="line" svg:x1="25.855cm" svg:y1="25.935cm" svg:x2="27.761cm" svg:y2="24.055cm" draw:start-shape="id19" draw:start-glue-point="10" draw:end-shape="id20" draw:end-glue-point="3" svg:d="m25855 25935 1906-1880">
          <text:p/>
        </draw:connector>
        <draw:frame draw:style-name="gr6" draw:text-style-name="P5" draw:layer="layout" svg:width="3.135cm" svg:height="1.195cm" draw:transform="rotate (1.55386663305026) translate (2.716cm 10.398cm)">
          <draw:text-box>
            <text:p><text:span text:style-name="T1">80 kHz</text:span></text:p>
          </draw:text-box>
        </draw:frame>
        <draw:custom-shape draw:style-name="gr1" draw:text-style-name="P2" draw:id="id34" draw:layer="layout" svg:width="5.08cm" svg:height="3.036cm" svg:x="5.98cm" svg:y="44.815cm">
          <text:p text:style-name="P1"><text:span text:style-name="T1">RDS DATA</text:span></text:p>
          <text:p text:style-name="P1"><text:span text:style-name="T1">ENCODER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id="id27" draw:layer="layout" svg:width="3.048cm" svg:height="4.308cm" svg:x="22.917cm" svg:y="53.117cm">
          <text:p text:style-name="P1"><text:span text:style-name="T1">LOW-</text:span></text:p>
          <text:p text:style-name="P1"><text:span text:style-name="T1">PASS</text:span></text:p>
          <text:p text:style-name="P1"><text:span text:style-name="T1">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id="id23" draw:layer="layout" svg:width="4.794cm" svg:height="3.641cm" svg:x="18.81cm" svg:y="41.509cm">
          <text:p text:style-name="P1"><text:span text:style-name="T1">PILOT</text:span></text:p>
          <text:p text:style-name="P1"><text:span text:style-name="T1">CHANNEL</text:span></text:p>
          <text:p text:style-name="P1"><text:span text:style-name="T1">(19kHz)</text:span></text:p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1.395cm" svg:height="1.195cm" svg:x="26.149cm" svg:y="40.17cm">
          <draw:text-box>
            <text:p text:style-name="P7"><text:span text:style-name="T1">x3</text:span></text:p>
          </draw:text-box>
        </draw:frame>
        <draw:frame draw:style-name="gr9" draw:text-style-name="P5" draw:layer="layout" svg:width="1.395cm" svg:height="1.195cm" svg:x="21.349cm" svg:y="45.82cm">
          <draw:text-box>
            <text:p text:style-name="P7"><text:span text:style-name="T1">x2</text:span></text:p>
          </draw:text-box>
        </draw:frame>
        <draw:custom-shape draw:style-name="gr2" draw:text-style-name="P3" draw:id="id31" draw:layer="layout" svg:width="6.35cm" svg:height="3.269cm" svg:x="30.21cm" svg:y="50.396cm">
          <text:p text:style-name="P1"><text:span text:style-name="T1">WIDEBAND</text:span></text:p>
          <text:p text:style-name="P1"><text:span text:style-name="T1">FM</text:span></text:p>
          <text:p text:style-name="P1"><text:span text:style-name="T1">MODULATO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id="id32" draw:layer="layout" svg:width="4.794cm" svg:height="2.84cm" svg:x="30.996cm" svg:y="55.31cm">
          <text:p text:style-name="P1"><text:span text:style-name="T1">USRP</text:span></text:p>
          <text:p text:style-name="P1"><text:span text:style-name="T1">SINK</text:span></text:p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3.135cm" svg:height="1.195cm" svg:x="22.79cm" svg:y="51.87cm">
          <draw:text-box>
            <text:p text:style-name="P7"><text:span text:style-name="T1">15 kHz</text:span></text:p>
          </draw:text-box>
        </draw:frame>
        <draw:frame draw:style-name="gr7" draw:text-style-name="P10" draw:layer="layout" svg:width="14.605cm" svg:height="1.905cm" svg:x="13.704cm" svg:y="32.335cm">
          <draw:text-box>
            <text:p text:style-name="P1"><text:span text:style-name="T6">RDS TRANSMITTER</text:span></text:p>
          </draw:text-box>
        </draw:frame>
        <draw:custom-shape draw:style-name="gr5" draw:text-style-name="P11" draw:id="id28" draw:layer="layout" svg:width="2.54cm" svg:height="2.54cm" svg:x="13.63cm" svg:y="48.96cm">
          <text:p text:style-name="P1"><text:span text:style-name="T7">-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12" draw:text-style-name="P12" draw:layer="layout" svg:width="2.54cm" svg:height="1.52cm" svg:x="16.605cm" svg:y="48.11cm">
          <draw:text-box>
            <text:p><text:span text:style-name="T8">L-R</text:span></text:p>
          </draw:text-box>
        </draw:frame>
        <draw:frame draw:style-name="gr13" draw:text-style-name="P12" draw:layer="layout" svg:width="2.596cm" svg:height="1.591cm" svg:x="18.769cm" svg:y="55.369cm">
          <draw:text-box>
            <text:p><text:span text:style-name="T8">L+R</text:span></text:p>
          </draw:text-box>
        </draw:frame>
        <draw:custom-shape draw:style-name="gr5" draw:text-style-name="P11" draw:id="id30" draw:layer="layout" svg:width="2.54cm" svg:height="2.54cm" svg:x="13.63cm" svg:y="54.04cm">
          <text:p text:style-name="P1"><text:span text:style-name="T7">+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12" draw:text-style-name="P12" draw:layer="layout" svg:width="1.27cm" svg:height="1.52cm" svg:x="11.055cm" svg:y="54.58cm">
          <draw:text-box>
            <text:p><text:span text:style-name="T8">R</text:span></text:p>
          </draw:text-box>
        </draw:frame>
        <draw:frame draw:style-name="gr12" draw:text-style-name="P12" draw:layer="layout" svg:width="1.27cm" svg:height="1.52cm" svg:x="11.19cm" svg:y="49.845cm">
          <draw:text-box>
            <text:p><text:span text:style-name="T8">L</text:span></text:p>
          </draw:text-box>
        </draw:frame>
        <draw:custom-shape draw:style-name="gr5" draw:text-style-name="P11" draw:id="id22" draw:layer="layout" svg:width="2.54cm" svg:height="2.54cm" svg:x="26.415cm" svg:y="36.6cm">
          <text:p text:style-name="P1"><text:span text:style-name="T7">x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11" draw:id="id29" draw:layer="layout" svg:width="2.54cm" svg:height="2.54cm" svg:x="19.88cm" svg:y="47.69cm">
          <text:p text:style-name="P1"><text:span text:style-name="T7">x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11" draw:id="id25" draw:layer="layout" svg:width="2.54cm" svg:height="2.54cm" svg:x="32.115cm" svg:y="44.25cm">
          <text:p text:style-name="P1"><text:span text:style-name="T7">+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" draw:text-style-name="P2" draw:layer="layout" svg:width="4.274cm" svg:height="4.445cm" svg:x="6.225cm" svg:y="50.775cm">
          <text:p text:style-name="P1"><text:span text:style-name="T1">WAV</text:span></text:p>
          <text:p text:style-name="P1"><text:span text:style-name="T1">FILE</text:span></text:p>
          <text:p text:style-name="P1"><text:span text:style-name="T1">SOURCE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id="id24" draw:layer="layout" svg:width="3.365cm" svg:height="4.308cm" svg:x="31.695cm" svg:y="35.765cm">
          <text:p text:style-name="P1"><text:span text:style-name="T1">BAND-</text:span></text:p>
          <text:p text:style-name="P1"><text:span text:style-name="T1">PASS</text:span></text:p>
          <text:p text:style-name="P1"><text:span text:style-name="T1">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id="id26" draw:layer="layout" svg:width="3.108cm" svg:height="4.308cm" svg:x="24.792cm" svg:y="46.792cm">
          <text:p text:style-name="P1"><text:span text:style-name="T1">BAND-</text:span></text:p>
          <text:p text:style-name="P1"><text:span text:style-name="T1">PASS</text:span></text:p>
          <text:p text:style-name="P1"><text:span text:style-name="T1">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id="id21" draw:layer="layout" svg:width="5.715cm" svg:height="3.006cm" svg:x="18.395cm" svg:y="36.334cm">
          <text:p text:style-name="P1"><text:span text:style-name="T1">RDS RATE</text:span></text:p>
          <text:p text:style-name="P1"><text:span text:style-name="T1">ENFORCER</text:span>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draw:type="line" svg:x1="24.11cm" svg:y1="37.837cm" svg:x2="26.415cm" svg:y2="37.87cm" draw:start-shape="id21" draw:start-glue-point="1" draw:end-shape="id22" draw:end-glue-point="6" svg:d="m24110 37837 2305 33">
          <text:p/>
        </draw:connector>
        <draw:connector draw:style-name="gr10" draw:text-style-name="P8" draw:layer="layout" draw:type="line" svg:x1="23.604cm" svg:y1="43.329cm" svg:x2="26.786cm" svg:y2="38.769cm" draw:start-shape="id23" draw:start-glue-point="1" draw:end-shape="id22" draw:end-glue-point="7" svg:d="m23604 43329 3182-4560">
          <text:p/>
        </draw:connector>
        <draw:connector draw:style-name="gr10" draw:text-style-name="P8" draw:layer="layout" draw:type="line" svg:x1="28.955cm" svg:y1="37.87cm" svg:x2="31.695cm" svg:y2="37.919cm" draw:start-shape="id22" draw:start-glue-point="10" draw:end-shape="id24" draw:end-glue-point="3" svg:d="m28955 37870 2740 49">
          <text:p/>
        </draw:connector>
        <draw:connector draw:style-name="gr10" draw:text-style-name="P8" draw:layer="layout" draw:type="line" svg:x1="23.604cm" svg:y1="43.329cm" svg:x2="32.486cm" svg:y2="44.621cm" draw:start-shape="id23" draw:start-glue-point="1" draw:end-shape="id25" draw:end-glue-point="5" svg:d="m23604 43329 8882 1292">
          <text:p/>
        </draw:connector>
        <draw:connector draw:style-name="gr10" draw:text-style-name="P8" draw:layer="layout" draw:type="line" svg:x1="27.9cm" svg:y1="48.946cm" svg:x2="32.115cm" svg:y2="45.52cm" draw:start-shape="id26" draw:start-glue-point="1" draw:end-shape="id25" draw:end-glue-point="6" svg:d="m27900 48946 4215-3426">
          <text:p/>
        </draw:connector>
        <draw:connector draw:style-name="gr10" draw:text-style-name="P8" draw:layer="layout" draw:type="line" svg:x1="25.965cm" svg:y1="55.271cm" svg:x2="32.486cm" svg:y2="46.419cm" draw:start-shape="id27" draw:start-glue-point="1" draw:end-shape="id25" draw:end-glue-point="7" svg:d="m25965 55271 6521-8852">
          <text:p/>
        </draw:connector>
        <draw:connector draw:style-name="gr10" draw:text-style-name="P8" draw:layer="layout" draw:type="line" svg:x1="16.17cm" svg:y1="50.23cm" svg:x2="19.88cm" svg:y2="48.96cm" draw:start-shape="id28" draw:start-glue-point="10" draw:end-shape="id29" draw:end-glue-point="6" svg:d="m16170 50230 3710-1270">
          <text:p/>
        </draw:connector>
        <draw:connector draw:style-name="gr10" draw:text-style-name="P8" draw:layer="layout" draw:type="line" svg:x1="22.42cm" svg:y1="48.96cm" svg:x2="24.792cm" svg:y2="48.946cm" draw:start-shape="id29" draw:start-glue-point="10" draw:end-shape="id26" draw:end-glue-point="3" svg:d="m22420 48960 2372-14">
          <text:p/>
        </draw:connector>
        <draw:connector draw:style-name="gr10" draw:text-style-name="P8" draw:layer="layout" draw:type="line" svg:x1="21.207cm" svg:y1="45.15cm" svg:x2="21.15cm" svg:y2="47.69cm" draw:start-shape="id23" draw:start-glue-point="2" draw:end-shape="id29" draw:end-glue-point="4" svg:d="m21207 45150-57 2540">
          <text:p/>
        </draw:connector>
        <draw:line draw:style-name="gr10" draw:text-style-name="P8" draw:layer="layout" svg:x1="10.57cm" svg:y1="52.045cm" svg:x2="13.745cm" svg:y2="50.14cm">
          <text:p/>
        </draw:line>
        <draw:line draw:style-name="gr10" draw:text-style-name="P8" draw:layer="layout" svg:x1="10.57cm" svg:y1="53.95cm" svg:x2="13.745cm" svg:y2="50.775cm">
          <text:p/>
        </draw:line>
        <draw:line draw:style-name="gr10" draw:text-style-name="P8" draw:layer="layout" svg:x1="10.57cm" svg:y1="52.045cm" svg:x2="13.745cm" svg:y2="54.585cm">
          <text:p/>
        </draw:line>
        <draw:line draw:style-name="gr10" draw:text-style-name="P8" draw:layer="layout" svg:x1="10.57cm" svg:y1="53.95cm" svg:x2="13.745cm" svg:y2="55.22cm">
          <text:p/>
        </draw:line>
        <draw:connector draw:style-name="gr10" draw:text-style-name="P8" draw:layer="layout" draw:type="line" svg:x1="16.17cm" svg:y1="55.31cm" svg:x2="22.917cm" svg:y2="55.271cm" draw:start-shape="id30" draw:start-glue-point="10" draw:end-shape="id27" draw:end-glue-point="3" svg:d="m16170 55310 6747-39">
          <text:p/>
        </draw:connector>
        <draw:connector draw:style-name="gr10" draw:text-style-name="P8" draw:layer="layout" draw:type="line" svg:x1="33.385cm" svg:y1="46.79cm" svg:x2="33.385cm" svg:y2="50.396cm" draw:start-shape="id25" draw:start-glue-point="8" draw:end-shape="id31" draw:end-glue-point="0" svg:d="m33385 46790v3606">
          <text:p/>
        </draw:connector>
        <draw:connector draw:style-name="gr10" draw:text-style-name="P8" draw:layer="layout" draw:type="line" svg:x1="33.385cm" svg:y1="53.665cm" svg:x2="33.393cm" svg:y2="55.31cm" draw:start-shape="id31" draw:start-glue-point="2" draw:end-shape="id32" draw:end-glue-point="0" svg:d="m33385 53665 8 1645">
          <text:p/>
        </draw:connector>
        <draw:frame draw:style-name="gr6" draw:text-style-name="P5" draw:layer="layout" svg:width="4.071cm" svg:height="1.195cm" svg:x="31.295cm" svg:y="34.435cm">
          <draw:text-box>
            <text:p><text:span text:style-name="T1">57</text:span><text:span text:style-name="T3">±</text:span><text:span text:style-name="T4">3</text:span><text:span text:style-name="T1"> kHz</text:span></text:p>
          </draw:text-box>
        </draw:frame>
        <draw:custom-shape draw:style-name="gr2" draw:text-style-name="P3" draw:id="id35" draw:layer="layout" svg:width="6.35cm" svg:height="2.641cm" svg:x="5.345cm" svg:y="40.804cm">
          <text:p text:style-name="P1"><text:span text:style-name="T1">DIFFERENTIAL</text:span></text:p>
          <text:p text:style-name="P1"><text:span text:style-name="T1">ENCODER</text:span>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draw:type="line" svg:x1="33.377cm" svg:y1="40.073cm" svg:x2="33.385cm" svg:y2="44.25cm" draw:start-shape="id24" draw:start-glue-point="2" draw:end-shape="id25" draw:end-glue-point="4" svg:d="m33377 40073 8 4177">
          <text:p/>
        </draw:connector>
        <draw:connector draw:style-name="gr10" draw:text-style-name="P8" draw:layer="layout" draw:type="line" svg:x1="21.207cm" svg:y1="41.509cm" svg:x2="21.252cm" svg:y2="39.34cm" draw:start-shape="id23" draw:start-glue-point="0" draw:end-shape="id21" svg:d="m21207 41509 45-2169">
          <text:p/>
        </draw:connector>
        <draw:custom-shape draw:style-name="gr2" draw:text-style-name="P3" draw:id="id33" draw:layer="layout" svg:width="3.175cm" svg:height="2.641cm" svg:x="13.58cm" svg:y="36.5cm">
          <text:p text:style-name="P1"><text:span text:style-name="T1">NRZ</text:span>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draw:type="line" svg:x1="16.755cm" svg:y1="37.82cm" svg:x2="18.395cm" svg:y2="37.837cm" draw:start-shape="id33" draw:start-glue-point="1" draw:end-shape="id21" draw:end-glue-point="3" svg:d="m16755 37820 1640 17">
          <text:p/>
        </draw:connector>
        <draw:frame draw:style-name="gr6" draw:text-style-name="P5" draw:layer="layout" svg:width="4.541cm" svg:height="1.195cm" svg:x="24.249cm" svg:y="45.525cm">
          <draw:text-box>
            <text:p><text:span text:style-name="T1">38</text:span><text:span text:style-name="T3">±</text:span><text:span text:style-name="T4">15</text:span><text:span text:style-name="T1"> kHz</text:span></text:p>
          </draw:text-box>
        </draw:frame>
        <draw:custom-shape draw:style-name="gr2" draw:text-style-name="P3" draw:id="id36" draw:layer="layout" svg:width="6.35cm" svg:height="2.641cm" svg:x="5.345cm" svg:y="36.459cm">
          <text:p text:style-name="P1"><text:span text:style-name="T1">MANCHESTER</text:span></text:p>
          <text:p text:style-name="P1"><text:span text:style-name="T1">ENCODER</text:span>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draw:type="line" svg:x1="8.52cm" svg:y1="44.815cm" svg:x2="8.52cm" svg:y2="43.445cm" draw:start-shape="id34" draw:start-glue-point="0" draw:end-shape="id35" draw:end-glue-point="2" svg:d="m8520 44815v-1370">
          <text:p/>
        </draw:connector>
        <draw:connector draw:style-name="gr10" draw:text-style-name="P8" draw:layer="layout" draw:type="line" svg:x1="8.52cm" svg:y1="40.804cm" svg:x2="8.52cm" svg:y2="39.1cm" draw:start-shape="id35" draw:start-glue-point="0" draw:end-shape="id36" draw:end-glue-point="2" svg:d="m8520 40804v-1704">
          <text:p/>
        </draw:connector>
        <draw:connector draw:style-name="gr10" draw:text-style-name="P8" draw:layer="layout" draw:type="line" svg:x1="11.695cm" svg:y1="37.779cm" svg:x2="13.58cm" svg:y2="37.82cm" draw:start-shape="id36" draw:start-glue-point="1" draw:end-shape="id33" draw:end-glue-point="3" svg:d="m11695 37779 1885 4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59.4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1$Build-9479</meta:generator>
    <meta:initial-creator>azimout</meta:initial-creator>
    <meta:creation-date>2009-02-04T17:27:27</meta:creation-date>
    <dc:creator>Dimitrios Symeonidis</dc:creator>
    <dc:date>2010-02-17T19:29:58</dc:date>
    <meta:editing-cycles>25</meta:editing-cycles>
    <meta:editing-duration>PT03H33M01S</meta:editing-duration>
    <meta:document-statistic meta:object-count="107"/>
    <meta:user-defined meta:name="Info 1"/>
    <meta:user-defined meta:name="Info 2"/>
    <meta:user-defined meta:name="Info 3"/>
    <meta:user-defined meta:name="Info 4"/>
  </office:meta>
</office:document-meta>
</file>